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14c1" officeooo:paragraph-rsid="000e14c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e14c1" officeooo:paragraph-rsid="000e14c1" fo:background-color="transparent" style:font-weight-asian="bold" style:font-weight-complex="bold"/>
    </style:style>
    <style:style style:name="P3" style:family="paragraph" style:parent-style-name="Standard">
      <style:text-properties style:text-underline-style="none" fo:font-weight="normal" officeooo:rsid="000e14c1" officeooo:paragraph-rsid="000e14c1" style:font-weight-asian="normal" style:font-weight-complex="normal"/>
    </style:style>
    <style:style style:name="P4" style:family="paragraph" style:parent-style-name="Standard">
      <style:text-properties fo:font-style="normal" style:text-underline-style="solid" style:text-underline-width="auto" style:text-underline-color="font-color" fo:font-weight="bold" officeooo:rsid="000e14c1" officeooo:paragraph-rsid="000e14c1" fo:background-color="transparent" style:font-style-asian="normal" style:font-weight-asian="bold" style:font-style-complex="normal" style:font-weight-complex="bold"/>
    </style:style>
    <style:style style:name="P5" style:family="paragraph" style:parent-style-name="Standard">
      <style:text-properties fo:font-style="normal" style:text-underline-style="solid" style:text-underline-width="auto" style:text-underline-color="font-color" fo:font-weight="normal" officeooo:rsid="000ede61" officeooo:paragraph-rsid="00117e94" fo:background-color="transparent"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normal" officeooo:rsid="00117e94" officeooo:paragraph-rsid="00117e94" fo:background-color="transparent"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ede61" officeooo:paragraph-rsid="000ede61" fo:background-color="transparent"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117e94" officeooo:paragraph-rsid="00117e94" fo:background-color="transparent"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2e884" officeooo:paragraph-rsid="0012e884" fo:background-color="transparent"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38c22" officeooo:paragraph-rsid="00138c22" fo:background-color="transparent" style:font-style-asian="normal" style:font-weight-asian="normal" style:font-style-complex="normal" style:font-weight-complex="normal"/>
    </style:style>
    <style:style style:name="P11" style:family="paragraph" style:parent-style-name="Standard">
      <style:paragraph-properties fo:break-before="page"/>
      <style:text-properties fo:font-style="italic" style:text-underline-style="solid" style:text-underline-width="auto" style:text-underline-color="font-color" fo:font-weight="bold" officeooo:rsid="00117e94" officeooo:paragraph-rsid="00117e94" fo:background-color="transparent" style:font-style-asian="italic" style:font-weight-asian="bold" style:font-style-complex="italic" style:font-weight-complex="bold"/>
    </style:style>
    <style:style style:name="P12" style:family="paragraph" style:parent-style-name="Standard">
      <style:text-properties style:text-underline-style="none" fo:font-weight="normal" officeooo:rsid="000e14c1" officeooo:paragraph-rsid="000e14c1" fo:background-color="#ffff00" style:font-weight-asian="normal" style:font-weight-complex="normal"/>
    </style:style>
    <style:style style:name="P13" style:family="paragraph" style:parent-style-name="Standard">
      <style:text-properties fo:font-style="normal" style:text-underline-style="none" fo:font-weight="normal" officeooo:rsid="000e14c1" officeooo:paragraph-rsid="000e14c1" fo:background-color="transparent"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0ede61" officeooo:paragraph-rsid="000ede61" fo:background-color="transparent"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17e94" officeooo:paragraph-rsid="00117e94" fo:background-color="transparent" style:font-style-asian="normal" style:font-weight-asian="normal" style:font-style-complex="normal" style:font-weight-complex="normal"/>
    </style:style>
    <style:style style:name="P16" style:family="paragraph" style:parent-style-name="Standard">
      <style:text-properties fo:font-style="normal" style:text-underline-style="none" fo:font-weight="bold" officeooo:rsid="000e14c1" officeooo:paragraph-rsid="000e14c1" fo:background-color="transparent" style:font-style-asian="normal" style:font-weight-asian="bold" style:font-style-complex="normal" style:font-weight-complex="bold"/>
    </style:style>
    <style:style style:name="P17" style:family="paragraph" style:parent-style-name="Standard">
      <style:text-properties fo:font-style="normal" style:text-underline-style="none" fo:font-weight="bold" officeooo:rsid="00117e94" officeooo:paragraph-rsid="000ede61" fo:background-color="transparent" style:font-style-asian="normal" style:font-weight-asian="bold" style:font-style-complex="normal" style:font-weight-complex="bold"/>
    </style:style>
    <style:style style:name="P18" style:family="paragraph" style:parent-style-name="Standard">
      <style:text-properties fo:font-style="normal" style:text-underline-style="solid" style:text-underline-width="auto" style:text-underline-color="font-color" fo:font-weight="bold" officeooo:rsid="000e14c1" officeooo:paragraph-rsid="000e14c1" fo:background-color="transparent" style:font-style-asian="normal" style:font-weight-asian="bold" style:font-style-complex="normal" style:font-weight-complex="bold"/>
    </style:style>
    <style:style style:name="P19" style:family="paragraph" style:parent-style-name="Standard">
      <style:text-properties fo:font-style="italic" style:text-underline-style="solid" style:text-underline-width="auto" style:text-underline-color="font-color" fo:font-weight="normal" officeooo:rsid="000e14c1" officeooo:paragraph-rsid="000e14c1" fo:background-color="transparent" style:font-style-asian="italic" style:font-weight-asian="normal" style:font-style-complex="italic" style:font-weight-complex="normal"/>
    </style:style>
    <style:style style:name="P20" style:family="paragraph">
      <style:paragraph-properties fo:margin-left="0.499cm" fo:margin-right="0cm" fo:text-indent="0cm"/>
      <style:text-properties style:font-name="Andale Mono"/>
    </style:style>
    <style:style style:name="P21" style:family="paragraph">
      <loext:graphic-properties draw:fill="none" draw:fill-color="#ffffff"/>
      <style:paragraph-properties fo:margin-left="0.499cm" fo:margin-right="0cm" fo:text-indent="0cm" style:writing-mode="lr-tb"/>
      <style:text-properties style:font-name="Andale Mono"/>
    </style:style>
    <style:style style:name="P22" style:family="paragraph">
      <style:paragraph-properties fo:margin-left="0.4cm" fo:margin-right="0cm" fo:text-indent="0cm"/>
      <style:text-properties style:font-name="Andale Mono"/>
    </style:style>
    <style:style style:name="P23" style:family="paragraph">
      <loext:graphic-properties draw:fill="none" draw:fill-color="#ffffff"/>
      <style:paragraph-properties fo:margin-left="0.4cm" fo:margin-right="0cm" fo:text-indent="0cm" style:writing-mode="lr-tb"/>
      <style:text-properties style:font-name="Andale Mono"/>
    </style:style>
    <style:style style:name="P24" style:family="paragraph">
      <style:paragraph-properties fo:margin-left="0.4cm" fo:margin-right="0cm" fo:text-indent="0cm"/>
    </style:style>
    <style:style style:name="P25" style:family="paragraph">
      <loext:graphic-properties draw:fill="solid" draw:fill-color="#99ccff"/>
      <style:paragraph-properties style:writing-mode="lr-tb"/>
    </style:style>
    <style:style style:name="P26" style:family="paragraph">
      <style:paragraph-properties fo:margin-left="0cm" fo:margin-right="0cm" fo:text-indent="0.3cm"/>
    </style:style>
    <style:style style:name="P27" style:family="paragraph">
      <style:paragraph-properties fo:margin-left="0.199cm" fo:margin-right="0cm" fo:text-indent="0cm"/>
    </style:style>
    <style:style style:name="P28" style:family="paragraph">
      <loext:graphic-properties draw:fill="none" draw:fill-color="#ffffff"/>
      <style:paragraph-properties fo:margin-left="0.199cm" fo:margin-right="0cm" fo:text-indent="0cm" style:writing-mode="lr-tb"/>
    </style:style>
    <style:style style:name="P29" style:family="paragraph">
      <style:paragraph-properties fo:text-align="center"/>
    </style:style>
    <style:style style:name="P30" style:family="paragraph">
      <style:text-properties style:font-name="Andale Mono"/>
    </style:style>
    <style:style style:name="P31" style:family="paragraph">
      <style:paragraph-properties fo:margin-left="0.3cm" fo:margin-right="0cm" fo:text-indent="0cm"/>
      <style:text-properties style:font-name="Andale Mono"/>
    </style:style>
    <style:style style:name="P32" style:family="paragraph">
      <loext:graphic-properties draw:fill="none" draw:fill-color="#ffffff"/>
      <style:paragraph-properties style:writing-mode="lr-tb"/>
      <style:text-properties style:font-name="Andale Mono"/>
    </style:style>
    <style:style style:name="P33" style:family="paragraph">
      <loext:graphic-properties draw:fill-color="#99ccff"/>
    </style:style>
    <style:style style:name="T1" style:family="text">
      <style:text-properties fo:background-color="#ffff00" loext:char-shading-value="0"/>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ede61" style:font-weight-asian="normal" style:font-weight-complex="normal"/>
    </style:style>
    <style:style style:name="T5" style:family="text">
      <style:text-properties fo:font-style="italic" officeooo:rsid="00117e94"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officeooo:rsid="00117e9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12e884"/>
    </style:style>
    <style:style style:name="T14" style:family="text">
      <style:text-properties officeooo:rsid="00138c22"/>
    </style:style>
    <style:style style:name="T15" style:family="text">
      <style:text-properties style:font-name="Andale Mono"/>
    </style:style>
    <style:style style:name="T16" style:family="text">
      <style:text-properties style:font-name="Liberation Serif" fo:font-style="italic" style:font-style-asian="italic" style:font-style-complex="italic"/>
    </style:style>
    <style:style style:name="T17" style:family="text">
      <style:text-properties style:font-name="Andale Mono" fo:font-style="italic" style:font-style-asian="italic" style:font-style-complex="italic"/>
    </style:style>
    <style:style style:name="gr1" style:family="graphic">
      <style:graphic-properties draw:stroke="solid" svg:stroke-width="0cm" svg:stroke-color="#99ccff" draw:marker-start-width="0.353cm" draw:marker-end-width="0.353cm" draw:fill="none" draw:fill-color="#ffffff" fo:min-height="4.307cm" fo:padding-top="-0.197cm" fo:padding-bottom="-0.197cm" fo:padding-left="-0.197cm" fo:padding-right="-0.1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15cm" fo:min-width="2.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99ccff" draw:marker-start-width="0.353cm" draw:marker-end-width="0.353cm" draw:fill="none" draw:fill-color="#ffffff" fo:min-height="3.41cm" fo:padding-top="-0.197cm" fo:padding-bottom="-0.197cm" fo:padding-left="-0.197cm" fo:padding-right="-0.1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3.277cm" fo:min-width="0.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color="#0047ff" draw:fill="solid" draw:fill-color="#99ccff" fo:min-height="1.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99ccff" draw:marker-start-width="0.353cm" draw:marker-end-width="0.353cm" draw:fill="none" draw:fill-color="#ffffff" fo:min-height="3.237cm" fo:padding-top="-0.197cm" fo:padding-bottom="-0.197cm" fo:padding-left="-0.197cm" fo:padding-right="-0.1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vertical-align="middle" draw:auto-grow-height="false" fo:min-height="1.679cm" fo:min-width="0.9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0047ff" draw:fill="solid" draw:fill-color="#99cc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2.988cm" fo:min-width="0.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cm" svg:stroke-color="#99ccff" draw:marker-start-width="0.353cm" draw:marker-end-width="0.353cm" draw:fill="none" draw:fill-color="#ffffff" fo:min-height="5.629cm" fo:padding-top="-0.197cm" fo:padding-bottom="-0.197cm" fo:padding-left="-0.197cm" fo:padding-right="-0.1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15cm" fo:min-width="2.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99ccff" draw:textarea-horizontal-align="justify" draw:textarea-vertical-align="middle" draw:auto-grow-height="false" fo:min-height="1.727cm" fo:min-width="3.76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Production Developer Documentation</text:p>
      <text:p text:style-name="P1"/>
      <text:p text:style-name="P3">* Production docs will have more server specific information.</text:p>
      <text:p text:style-name="P3">This document is meant to be used in conjunction with official ODK-X documentation,</text:p>
      <text:p text:style-name="P3">found here: <text:a xlink:type="simple" xlink:href="https://docs.odk-x.org/" text:style-name="Internet_20_link" text:visited-style-name="Visited_20_Internet_20_Link"><text:span text:style-name="T1">https://docs.odk-x.org/</text:span></text:a></text:p>
      <text:p text:style-name="P12"/>
      <text:p text:style-name="P2">Initial Tutorials:</text:p>
      <text:p text:style-name="P2"><text:span text:style-name="T3">Work through the tutorials under the </text:span><text:span text:style-name="T8">Getting started</text:span><text:span text:style-name="T3"> and </text:span><text:span text:style-name="T8">Building your own application</text:span><text:span text:style-name="T11">.</text:span></text:p>
      <text:p text:style-name="P2"><text:span text:style-name="T11">Explore the Example Applications both on you device and editing the </text:span><text:span text:style-name="T6">.XLSX </text:span><text:span text:style-name="T11">files.</text:span></text:p>
      <text:p text:style-name="P13">This will get you up to speed with basic development using ODK-X.</text:p>
      <text:p text:style-name="P13"/>
      <text:p text:style-name="P4"/>
      <text:p text:style-name="P4">Census Specific Information:</text:p>
      <text:p text:style-name="P2"><text:span text:style-name="T11">(</text:span><text:span text:style-name="T6">form names are italicised</text:span><text:span text:style-name="T11">)</text:span></text:p>
      <text:p text:style-name="P16"/>
      <text:p text:style-name="P2"><text:span text:style-name="T10"><text:tab/></text:span><text:span text:style-name="T9">Free listing forms:</text:span></text:p>
      <text:p text:style-name="P7"/>
      <text:p text:style-name="P2"><text:span text:style-name="T8">Household Items</text:span><text:span text:style-name="T12">:</text:span></text:p>
      <text:p text:style-name="P13">Simple free listing form.</text:p>
      <text:p text:style-name="P2"><text:span text:style-name="T11">Gathers data before the main census to create an item list for the </text:span><text:span text:style-name="T6">Household Asset Inventory/Wealth</text:span><text:span text:style-name="T11"> sub-form in the main census form </text:span><text:span text:style-name="T6">Household Survey.</text:span></text:p>
      <text:p text:style-name="P4"><text:span text:style-name="T3">The data will be analysed using an R script, </text:span><text:span text:style-name="T4">found in the folder “R scripts</text:span><text:span text:style-name="T3">/</text:span><text:span text:style-name="T4">freelisting salience/”.</text:span></text:p>
      <text:p text:style-name="P13"/>
      <text:p text:style-name="P19">Household Cooperation Measures:</text:p>
      <text:p text:style-name="P7">Free listing form to assess prominent names, items and activities.</text:p>
      <text:p text:style-name="P7"/>
      <text:p text:style-name="P7"/>
      <text:p text:style-name="P5"><text:span text:style-name="T2"><text:tab/></text:span>Outputs from free listing forms:</text:p>
      <text:p text:style-name="P5"><text:span text:style-name="T7"><text:tab/><text:tab/></text:span><text:span text:style-name="T5">not including metadata to be stripped from full ODK-X export</text:span></text:p>
      <text:p text:style-name="P17"/>
      <text:p text:style-name="P8">age, gender, id, item_1, item_10, item_2, item_3, item_4, item_5, item_6, item_7, item_8, item_9 </text:p>
      <text:p text:style-name="P6"/>
      <text:p text:style-name="P6"/>
      <text:p text:style-name="P6"/>
      <text:p text:style-name="P11">Household Survey:</text:p>
      <text:p text:style-name="P8"/>
      <text:p text:style-name="P8">Diagram of subform interactions <text:span text:style-name="T13">and outputs (metadata </text:span><text:span text:style-name="T14">stripped</text:span><text:span text:style-name="T13">)</text:span>:</text:p>
      <text:p text:style-name="P8"><draw:frame text:anchor-type="paragraph" draw:z-index="2" draw:name="Shape3" draw:style-name="gr10" draw:text-style-name="P32" svg:width="11.074cm" svg:height="5.234cm" svg:x="6.645cm" svg:y="0.062cm"><draw:text-box><text:p text:style-name="P30"><text:span text:style-name="T15"/></text:p><text:p text:style-name="P31"><text:span text:style-name="T15">household_id, household_human_readable, household_village,</text:span></text:p><text:p text:style-name="P31"><text:span text:style-name="T15">location_latitude, location_longitude,</text:span></text:p><text:p text:style-name="P31"><text:span text:style-name="T15">mataqali, tokatoka, yavusa, Membership notes,</text:span></text:p><text:p text:style-name="P31"><text:span text:style-name="T15">income_head_amount, income_head_source,</text:span></text:p><text:p text:style-name="P31"><text:span text:style-name="T15">income_spouse_amount, income_spouse_source,</text:span></text:p><text:p text:style-name="P31"><text:span text:style-name="T15">asset_wealth, food_security,</text:span></text:p><text:p text:style-name="P31"><text:span text:style-name="T15">fish_days, fish_catch, crops_cassava, crops_kava, crops_taro</text:span></text:p></draw:text-box></draw:frame></text:p>
      <text:p text:style-name="P8"><draw:custom-shape text:anchor-type="paragraph" draw:z-index="0" draw:name="Shape1" draw:style-name="gr12" draw:text-style-name="P33" svg:width="3.77cm" svg:height="1.728cm" svg:x="-0.141cm" svg:y="0.101cm"><text:p/><draw:enhanced-geometry svg:viewBox="0 0 21600 21600" draw:type="rectangle" draw:enhanced-path="M 0 0 L 21600 0 21600 21600 0 21600 0 0 Z N"/></draw:custom-shape></text:p>
      <text:p text:style-name="P9"><draw:custom-shape text:anchor-type="paragraph" draw:z-index="1" draw:name="Shape2" draw:style-name="gr11" svg:width="2.858cm" svg:height="0.299cm" svg:x="3.628cm" svg:y="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Household Survey:</text:p>
      <text:p text:style-name="P9"><draw:custom-shape text:anchor-type="paragraph" draw:z-index="3" draw:name="Shape4" draw:style-name="gr9" svg:width="0.318cm" svg:height="3.414cm" svg:x="0.393cm" svg:y="0.85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4" draw:name="Shape5" draw:style-name="gr5" draw:text-style-name="P25" svg:width="3.91cm" svg:height="1.488cm" svg:x="-0.042cm" svg:y="4.267cm"><draw:text-box><text:p/><text:p><text:s/>Household Members</text:p></draw:text-box></draw:frame><text:tab/>main form</text:p>
      <text:p text:style-name="P9"/>
      <text:p text:style-name="P9"/>
      <text:p text:style-name="P9"/>
      <text:p text:style-name="P9"/>
      <text:p text:style-name="P9"/>
      <text:p text:style-name="P9"/>
      <text:p text:style-name="P9"><draw:frame text:anchor-type="paragraph" draw:z-index="8" draw:name="Shape3_0" draw:style-name="gr6" draw:text-style-name="P28" svg:width="11.074cm" svg:height="2.842cm" svg:x="6.606cm" svg:y="0.427cm"><draw:text-box><text:p text:style-name="P27"/><text:p text:style-name="P24"><text:span text:style-name="T15">_id, age, birthplace, customary_membership, education_years, first_name, has_children, household_id, is_alive, last_name, lives_in_household, marital_status, name, relation_to_head, sex, village</text:span></text:p></draw:text-box></draw:frame></text:p>
      <text:p text:style-name="P9"/>
      <text:p text:style-name="P9"><draw:custom-shape text:anchor-type="paragraph" draw:z-index="6" draw:name="Shape2_0" draw:style-name="gr2" svg:width="2.62cm" svg:height="0.299cm" svg:x="3.866cm" svg:y="0.2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custom-shape text:anchor-type="paragraph" draw:z-index="7" draw:name="Shape6" draw:style-name="gr7" draw:text-style-name="P29" svg:width="0.913cm" svg:height="1.68cm" svg:x="3.53cm" svg:y="0.439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9" draw:name="Shape4_0" draw:style-name="gr4" svg:width="0.318cm" svg:height="3.746cm" svg:x="0.415cm" svg:y="0.3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
      <text:p text:style-name="P9"><draw:frame text:anchor-type="paragraph" draw:z-index="5" draw:name="Shape5_0" draw:style-name="gr8" draw:text-style-name="P25" svg:width="4.823cm" svg:height="2.437cm" svg:x="4.523cm" svg:y="0.344cm"><draw:text-box><text:p><text:s/>Creates a database called</text:p><text:p><text:s/>Roster:</text:p><text:p><text:s/>temp data to populate </text:p><text:p><text:s/>forms with person nodes.</text:p><text:p>This is called in each form.</text:p></draw:text-box></draw:frame></text:p>
      <text:p text:style-name="P9"/>
      <text:p text:style-name="P9"/>
      <text:p text:style-name="P9"/>
      <text:p text:style-name="P9"><draw:frame text:anchor-type="paragraph" draw:z-index="10" draw:name="Shape5_1" draw:style-name="gr5" draw:text-style-name="P25" svg:width="3.91cm" svg:height="1.488cm" svg:x="0.076cm" svg:y="1.291cm"><draw:text-box><text:p/><text:p text:style-name="P26">Marriage <text:tab/><text:tab/> </text:p><text:p text:style-name="P26">Information</text:p></draw:text-box></draw:frame><draw:custom-shape text:anchor-type="paragraph" draw:z-index="12" draw:name="Shape4_1" draw:style-name="gr4" svg:width="0.318cm" svg:height="3.746cm" svg:x="0.415cm" svg:y="2.77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2_1" draw:style-name="gr2" svg:width="2.62cm" svg:height="0.299cm" svg:x="3.985cm" svg:y="1.5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4" draw:name="Shape3_1" draw:style-name="gr3" draw:text-style-name="P23" svg:width="11.074cm" svg:height="3.449cm" svg:x="6.724cm" svg:y="1.263cm"><draw:text-box><text:p text:style-name="P22"><text:span text:style-name="T15"/></text:p><text:p text:style-name="P22"><text:span text:style-name="T16">Node and Edgelist:</text:span></text:p><text:p text:style-name="P22"><text:span text:style-name="T16">Nodes are person UUIDs;</text:span></text:p><text:p text:style-name="P22"><text:span text:style-name="T16">Edges are marriage Status (mstat);</text:span></text:p><text:p text:style-name="P22"><text:span text:style-name="T17"/></text:p><text:p text:style-name="P22"><text:span text:style-name="T15">_id, household_id, marriage_id, mstat, person_1, person_2</text:span></text:p><text:p text:style-name="P22"><text:span text:style-name="T15"/></text:p></draw:text-box></draw:frame><draw:custom-shape text:anchor-type="paragraph" draw:z-index="15" draw:name="Shape2_2" draw:style-name="gr2" svg:width="2.62cm" svg:height="0.299cm" svg:x="4.006cm" svg:y="6.6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1" draw:name="Shape5_2" draw:style-name="gr5" draw:text-style-name="P25" svg:width="3.91cm" svg:height="1.488cm" svg:x="0.055cm" svg:y="6.532cm"><draw:text-box><text:p/><text:p text:style-name="P24">Family Unit <text:tab/>Informa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16" draw:name="Shape3_2" draw:style-name="gr1" draw:text-style-name="P21" svg:width="11.074cm" svg:height="3.913cm" svg:x="6.745cm" svg:y="0.034cm"><draw:text-box><text:p text:style-name="P20"><text:span text:style-name="T15"/></text:p><text:p text:style-name="P20"><text:span text:style-name="T16">Node and Edgelist:</text:span></text:p><text:p text:style-name="P20"><text:span text:style-name="T16">One per child born from marriage</text:span></text:p><text:p text:style-name="P20"><text:span text:style-name="T16">Nodes are marriage UUIDs;</text:span></text:p><text:p text:style-name="P20"><text:span text:style-name="T16">Edges link marriage to Child;</text:span></text:p><text:p text:style-name="P20"><text:span text:style-name="T17"/></text:p><text:p text:style-name="P20"><text:span text:style-name="T15">_id, child_id, child_name, family_id, household_id, marriage_id, marriage_name</text:span></text:p></draw:text-box></draw:frame></text:p>
      <text:p text:style-name="P9"/>
      <text:p text:style-name="P9"/>
      <text:p text:style-name="P9"/>
      <text:p text:style-name="P9"/>
      <text:p text:style-name="P9"/>
      <text:p text:style-name="P9"/>
      <text:p text:style-name="P9"/>
      <text:p text:style-name="P9"/>
      <text:p text:style-name="P10">Note: Members can be created from the Marriage and Family forms, which adds to the roster. These new members default to not living in household, and are likely to be not filled out complete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ucida Sans1" svg:font-family="'Lucida Sans'" style:font-family-generic="swiss"/>
    <style:font-face style:name="Liberation Mono" svg:font-family="'Liberation Mono'" style:font-family-generic="modern" style:font-pitch="fixed"/>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7-23T10:58:55.098658847</meta:creation-date>
    <meta:generator>LibreOffice/7.1.2.2$MacOSX_X86_64 LibreOffice_project/8a45595d069ef5570103caea1b71cc9d82b2aae4</meta:generator>
    <dc:date>2021-09-06T11:24:22.514254962</dc:date>
    <meta:editing-duration>PT22M49S</meta:editing-duration>
    <meta:editing-cycles>3</meta:editing-cycles>
    <meta:document-statistic meta:table-count="0" meta:image-count="0" meta:object-count="0" meta:page-count="2" meta:paragraph-count="25" meta:word-count="213" meta:character-count="1421" meta:non-whitespace-character-count="1227"/>
  </office:meta>
</office:document-meta>
</file>